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RegistryImpl.canDispatch( InternalExchange exchange , Internal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RegistryImpl.setAuthorizationService( AuthorizationService authoriz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RegistryImpl.internalDispatch( InternalExchange exchange , InternalEndpoint endpoint , boolean set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wRegistryImpl.getAuthoriz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RegistryImpl.dispatch( InternalExchange exchan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lowRegistryImpl.setNonOsgiFlows( Collection &lt; Flow &gt; fl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